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, sans-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Heading_20_1">
      <style:paragraph-properties fo:line-height="150%"/>
    </style:style>
    <style:style style:name="T1" style:family="text">
      <style:text-properties style:font-name="arial" fo:font-size="9.7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Questions 1-7</text:h>
      <text:h text:style-name="Heading_20_2" text:outline-level="2">Michael Ball, Alex Caravan, Alec Guertin, Peter Sujan</text:h>
      <text:p text:style-name="P2"/>
      <text:list xml:id="list1783000660" text:style-name="L1">
        <text:list-item>
          <text:p text:style-name="P1">a) Baseline training accuracy: <text:span text:style-name="T1">0.5721<text:line-break/></text:span>b) <text:s/>Baseline test accuracy: 0.592</text:p>
        </text:list-item>
        <text:list-item>
          <text:p text:style-name="P1">a) <text:s/>We used the <text:span text:style-name="T2">nnet</text:span><text:span text:style-name="T3"> package in R<text:line-break/>b) Neural net training accuracy:</text:span> 0.573<text:span text:style-name="T3"><text:line-break/>c) Neural net test accuracy</text:span>: 0.5905<text:span text:style-name="T3"><text:line-break/>d) Normalized neural net: </text:span>Train: 0.5731, Test: 0.591</text:p>
        </text:list-item>
        <text:list-item>
          <text:p text:style-name="P1">a) We used the <text:span text:style-name="T2">e1071 </text:span><text:span text:style-name="T3">package in R<text:line-break/></text:span>b) Linear SVM training: 0.5721<text:line-break/>c) Linear SVM test: 0.592<text:line-break/>d) RBF SVM training: 0.573<text:line-break/>e) RBF SVM test: 0.593<text:line-break/>f) RBF log-transformed SVM test: 0.5924<text:line-break/>g) RBF z-transformed SVM test: 0.5924</text:p>
        </text:list-item>
        <text:list-item>
          <text:p text:style-name="P1">a) Neural net test: 0.634<text:line-break/>b) RBF SVM test: 0.6475</text:p>
        </text:list-item>
        <text:list-item>
          <text:p text:style-name="P1">A – original was best</text:p>
        </text:list-item>
        <text:list-item>
          <text:p text:style-name="P1">C – z-score was best</text:p>
        </text:list-item>
        <text:list-item>
          <text:p text:style-name="P1">a) Neural net test: 0.5726<text:line-break/>b) RBF SVM test: 0.648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, sans-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5-03-05T02:56:22</meta:creation-date>
    <meta:generator>LibreOffice/3.5$Linux_x86 LibreOffice_project/350m1$Build-2</meta:generator>
    <dc:date>2015-03-05T03:17:53</dc:date>
    <dc:creator>Peter </dc:creator>
    <meta:editing-duration>PT20M57S</meta:editing-duration>
    <meta:editing-cycles>41</meta:editing-cycles>
    <meta:document-statistic meta:table-count="0" meta:image-count="0" meta:object-count="0" meta:page-count="1" meta:paragraph-count="9" meta:word-count="125" meta:character-count="670" meta:non-whitespace-character-count="559"/>
  </office:meta>
</office:document-meta>
</file>